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ngLiU" svg:font-family="MingLiU" style:font-family-generic="modern" style:font-pitch="fixed" svg:panose-1="2 2 5 9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weight="bold" style:font-weight-asian="bold" fo:font-size="12pt" style:font-size-asian="12pt"/>
    </style:style>
    <style:style style:name="P2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3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11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16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22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28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104in"/>
          <style:tab-stop style:type="left" style:position="3.9375in"/>
          <style:tab-stop style:type="left" style:position="4.9222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104in"/>
          <style:tab-stop style:type="left" style:position="3.9375in"/>
          <style:tab-stop style:type="left" style:position="4.9222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32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34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38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40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42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6236in"/>
          <style:tab-stop style:type="left" style:position="3.9375in"/>
          <style:tab-stop style:type="left" style:position="4.9222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  <style:text-properties fo:font-size="6pt" style:font-size-asian="6pt" style:font-size-complex="6pt"/>
    </style:style>
    <style:style style:name="P46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9847in"/>
          <style:tab-stop style:type="left" style:position="1.9687in"/>
          <style:tab-stop style:type="left" style:position="2.9534in"/>
          <style:tab-stop style:type="left" style:position="3.9375in"/>
          <style:tab-stop style:type="left" style:position="4.9222in"/>
        </style:tab-stops>
      </style:paragraph-properties>
    </style:style>
  </office:automatic-styles>
  <office:body>
    <office:text text:use-soft-page-breaks="true">
      <text:p text:style-name="P1">SETTING UP ALGEBRAIC EXPRESSIONS</text:p>
      <text:p text:style-name="P2"/>
      <text:p text:style-name="P3">1) A Toffo bar costs x pence. <text:s/>A Choco cost 4 pence more than a Toffo. <text:s/>How much do the following cost? <text:s/>(Simplify answers where possible.)</text:p>
      <text:p text:style-name="P4">(a) 5<text:s/>Toffos<text:tab/>(b) c Toffos<text:tab/>(c) one Choco<text:tab/>(d) 4 Chocos</text:p>
      <text:p text:style-name="P5">(e) 3 Toffos and 4 Chocos<text:tab/>(f) one of each</text:p>
      <text:p text:style-name="P6">(g) I buy 2 Toffos. <text:s/>How much change do I get from 50 pence?</text:p>
      <text:p text:style-name="P7">(h) I buy 5 Toffos. <text:s/>How much change do I get from £1?</text:p>
      <text:p text:style-name="P8">(i) 6 Toffos cost more than 4 Chocos. <text:s/>How much more?</text:p>
      <text:p text:style-name="P9">(j) 7 Chocos cost more than 8 Toffos. <text:s/>How much more?</text:p>
      <text:p text:style-name="P10"/>
      <text:p text:style-name="P11">2) One teacup holds p ml of liquid. <text:s/>One coffee cup holds x ml more than a teacup. <text:s/>How much do the following hold? <text:s/>(Simplify answers where possible.)</text:p>
      <text:p text:style-name="P12">(a) 8 teacups<text:tab/>(b) m teacups<text:tab/>(c) one coffee cup<text:tab/>(d) half a teacup</text:p>
      <text:p text:style-name="P13">(e) half a coffee cup<text:tab/>(f) 4 teacups and 5 coffee cups</text:p>
      <text:p text:style-name="P14">(g) How much more will 8 teacups hold than 3 coffee cups?</text:p>
      <text:p text:style-name="P15"/>
      <text:p text:style-name="P16">The kettle holds 4000ml of water.</text:p>
      <text:p text:style-name="P17">(h) I fill 5 teacups from a full kettle. <text:s/>How much is left in the kettle?</text:p>
      <text:p text:style-name="P18">(i) I fill 3 of<text:s/>each type of cup from a full kettle. <text:s/>How much is left?</text:p>
      <text:p text:style-name="P19">(j) How many teacups can I fill from a full kettle?</text:p>
      <text:p text:style-name="P20">(k) How many coffee cups can I fill from a full kettle?</text:p>
      <text:p text:style-name="P21"/>
      <text:p text:style-name="P22">3) A certain even number is represented by the letter n. <text:s/>Write down:</text:p>
      <text:p text:style-name="P23">(a) the previous even<text:s/>number<text:tab/>(b) the next 3 even numbers</text:p>
      <text:p text:style-name="P24">(c) the previous odd number<text:tab/>(d) the next 3 odd numbers</text:p>
      <text:p text:style-name="P25">(e) the next 4 whole numbers<text:tab/>(f) the number I get by doubling n and then adding 4.</text:p>
      <text:p text:style-name="P26">(g) the number I get by adding 4 to n and then doubling.</text:p>
      <text:p text:style-name="P27"/>
      <text:p text:style-name="P28">4) I can cycle at an average of x km per hour.</text:p>
      <text:p text:style-name="P29">(a) How far can I go in 3 hours?<text:tab/><text:tab/>(b) How far can I go in y hours?</text:p>
      <text:p text:style-name="P30">(c) How long will it take me to go 60 km?<text:tab/>(d) How long will it take me to go d km?</text:p>
      <text:p text:style-name="P31"/>
      <text:p text:style-name="P32">5) On my new bike I can go 6 km per hour faster than before. <text:s/>Repeat Q4 for my new<text:s/>bike.</text:p>
      <text:p text:style-name="P33"/>
      <text:p text:style-name="P34">6) Tom is x years old. <text:s/>How old is:</text:p>
      <text:p text:style-name="P35">(a) Sally, who is 5 years older than Tom?<text:tab/>(b) Harry, who is twice Tom's age?</text:p>
      <text:p text:style-name="P36">(c) Alf, who is 3 years younger than Harry?<text:tab/>(d) Bert, who is 3 times as old as Sally?</text:p>
      <text:p text:style-name="P37"/>
      <text:p text:style-name="P38">7) How old will all the people mentioned in question 6 be in 10 years time?</text:p>
      <text:p text:style-name="P39"/>
      <text:p text:style-name="P40">8) I bought c pens costing x pence each. <text:s/>How much change did I have from £k?</text:p>
      <text:p text:style-name="P41"/>
      <text:p text:style-name="P42">9) I can walk p km in t minutes.</text:p>
      <text:p text:style-name="P43">(a) How long does it take me to walk one km?<text:tab/>(b) How long does it take me to walk x km?</text:p>
      <text:p text:style-name="P44">(c) How far can I walk in 1<text:s/>minute?<text:tab/>(d) How far can I walk in 1 hour?</text:p>
      <text:p text:style-name="P45"/>
      <text:p text:style-name="P46">10) I can cycle at x km per hour and walk at y km per hour.</text:p>
      <text:p text:style-name="P47">(a) How far will I travel if I cycle for a hours and then walk for b hours?</text:p>
      <text:p text:style-name="P48">(b) How long will it take me to cycle 30km and then walk a further 10km?</text:p>
      <text:p text:style-name="P49">(c)<text:s/>How far can I cycle in t minute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ngLiU" svg:font-family="MingLiU" style:font-family-generic="modern" style:font-pitch="fixed" svg:panose-1="2 2 5 9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MingLiU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TW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ngLiU" style:font-name-complex="Tahoma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columns fo:column-count="2">
          <style:column style:rel-width="7852*" fo:start-indent="0in" fo:end-indent="0.3937in"/>
          <style:column style:rel-width="7852*" fo:start-indent="0.3937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aya.Eamrurksiri</dc:creator>
    <meta:creation-date>1979-12-31T23:00:00Z</meta:creation-date>
    <dc:date>2018-01-16T03:22:00Z</dc:date>
    <meta:print-date>2009-02-13T14:50:00Z</meta:print-date>
    <meta:template xlink:href="Normal" xlink:type="simple"/>
    <meta:editing-cycles>9</meta:editing-cycles>
    <meta:editing-duration>PT258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375" meta:character-count="2513" meta:row-count="17" meta:non-whitespace-character-count="2143"/>
  </office:meta>
</office:document-meta>
</file>